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2000001EA43B2A3CBFF6BE0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12cm" svg:stroke-color="#ff420e" draw:marker-start-width="0.518cm" draw:marker-end-width="0.518cm" draw:fill="none" draw:textarea-horizontal-align="justify" draw:textarea-vertical-align="middle" draw:auto-grow-height="false" fo:min-height="11.614cm" fo:min-width="1.364cm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613cm" svg:x="1.001cm" svg:y="8.754cm">
          <draw:image xlink:href="Pictures/10000201000002E2000001EA43B2A3CBFF6BE0FC.png" xlink:type="simple" xlink:show="embed" xlink:actuate="onLoad">
            <text:p/>
          </draw:image>
        </draw:frame>
        <draw:custom-shape draw:style-name="gr2" draw:text-style-name="P2" draw:layer="layout" svg:width="2.3cm" svg:height="12.3cm" svg:x="17.5cm" svg:y="8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11T17:15:16.420289369</meta:creation-date>
    <dc:date>2022-09-11T17:17:23.720152290</dc:date>
    <meta:editing-duration>PT2M8S</meta:editing-duration>
    <meta:editing-cycles>1</meta:editing-cycles>
    <meta:document-statistic meta:object-count="2"/>
    <meta:generator>LibreOffice/6.0.7.3$Linux_X86_64 LibreOffice_project/00m0$Build-3</meta:generator>
  </office:meta>
</office:document-meta>
</file>